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>
      <style:text-properties officeooo:rsid="001cc35c" officeooo:paragraph-rsid="001cc35c"/>
    </style:style>
    <style:style style:name="P3" style:family="paragraph" style:parent-style-name="Standard" style:list-style-name="L1">
      <style:text-properties officeooo:rsid="001cc35c" officeooo:paragraph-rsid="001cc35c"/>
    </style:style>
    <style:style style:name="P4" style:family="paragraph" style:parent-style-name="Standard" style:list-style-name="L1">
      <style:text-properties officeooo:rsid="001ea0bf" officeooo:paragraph-rsid="001ea0bf"/>
    </style:style>
    <style:style style:name="P5" style:family="paragraph" style:parent-style-name="Standard" style:list-style-name="L1">
      <style:text-properties officeooo:rsid="001ea0bf" officeooo:paragraph-rsid="0020a6b7"/>
    </style:style>
    <style:style style:name="P6" style:family="paragraph" style:parent-style-name="Standard">
      <style:text-properties officeooo:rsid="001b5976" officeooo:paragraph-rsid="001b5976"/>
    </style:style>
    <style:style style:name="P7" style:family="paragraph" style:parent-style-name="Standard">
      <style:text-properties officeooo:rsid="001b5976" officeooo:paragraph-rsid="00206bd6"/>
    </style:style>
    <style:style style:name="P8" style:family="paragraph" style:parent-style-name="Standard">
      <style:text-properties officeooo:rsid="00206bd6" officeooo:paragraph-rsid="00206bd6"/>
    </style:style>
    <style:style style:name="T1" style:family="text">
      <style:text-properties officeooo:rsid="001cc35c"/>
    </style:style>
    <style:style style:name="T2" style:family="text">
      <style:text-properties officeooo:rsid="0020a6b7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presentazione kickoff Marganai</text:p>
      <text:p text:style-name="P1"/>
      <text:p text:style-name="P8">Riflessioni</text:p>
      <text:p text:style-name="P8">L'attività di monitoraggio inserita nel progetto è pienamente in linea con quanto previsto nel processo di implementazione dei PFP per la Sardegna in generale e per il Marganai in particolare. Questa convergenza si concretizza e si rende efficace grazie al fatto che, alla luce delle purtroppo note vicende, l'impostazione delle azioni di monitoraggio degli interventi di ceduazione del Marganai è già in una fase avanzata di progettazione. Quindi, il progetto costituisce una opportunità per dare avvio alla fase di implementazione nella prospettiva di trasferire l'esperienza e la competenza acquisita agli operativi di Forestas. Metto in evidenza che oltre al fatto di fornire lo spunto per dare gambe e operatività ai lavori di campo, il progetto è anche, se non soprattutto, un progetto di ricerca e in quanto tale … </text:p>
      <text:p text:style-name="P1"/>
      <text:p text:style-name="P7">Titolo</text:p>
      <text:p text:style-name="P7"><text:span text:style-name="T1">M</text:span>onitoraggio degli effetti della ceduazione nella compresa a ceduo del complesso del Marganai</text:p>
      <text:p text:style-name="P1"/>
      <text:p text:style-name="P2">Struttura</text:p>
      <text:list xml:id="list7267896041729821088" text:style-name="L1">
        <text:list-item>
          <text:p text:style-name="P3">il ruolo del monitoraggio nel progetto</text:p>
        </text:list-item>
        <text:list-item>
          <text:p text:style-name="P4">gli indicatori di monitoraggio e gli attributi</text:p>
        </text:list-item>
        <text:list-item>
          <text:p text:style-name="P5">il protocollo <text:span text:style-name="T2">e l’ipotesi di lavoro</text:span></text:p>
          <text:list>
            <text:list-item>
              <text:p text:style-name="P5"><text:span text:style-name="T2">confronto tra opzioni gestionali diverse: ceduazione, evoluzione, possibilmente in condizioni stazionali confrontabili</text:span></text:p>
            </text:list-item>
          </text:list>
        </text:list-item>
        <text:list-item>
          <text:p text:style-name="P4">risultati attes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4T21:35:32.084796181</dc:date>
    <meta:editing-duration>PT13M2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87" meta:character-count="1237" meta:non-whitespace-character-count="1065"/>
  </office:meta>
</office:document-meta>
</file>